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08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os Acuñ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ías Arriagad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é Avendañ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nia Brav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tián Carrill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are Cofré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lia de la Fuen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alina de la Fuen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Escalo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audio Fernández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árbara Flor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rnando Garcí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án Gonzál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iana Gonzál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nessa Lavandero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ía Lavandero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Llano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en Martínez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yan Muñoz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omé Muñoz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phanía Navarr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viera Orella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el Ramírez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rge Retamal</text:p>
          </table:table-cell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rge Tapia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liana Torres</text:p>
          </table:table-cell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x Ulloa</text:p>
          </table:table-cell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oselín Umaña</text:p>
          </table:table-cell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nuel Umaña</text:p>
          </table:table-cell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rge Vergara</text:p>
          </table:table-cell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árbara Yévenes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36:15.416701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1:40:31.736209508</dc:date>
    <meta:editing-duration>PT15M45S</meta:editing-duration>
    <meta:editing-cycles>4</meta:editing-cycles>
    <meta:generator>LibreOffice/5.0.3.2$Linux_X86_64 LibreOffice_project/00m0$Build-2</meta:generator>
    <meta:document-statistic meta:table-count="1" meta:cell-count="72" meta:object-count="0"/>
  </office:meta>
</office:document-meta>
</file>